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-0.397cm" svg:y="-0.27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i </meta:initial-creator>
    <meta:creation-date>2015-03-14T23:55:05.199119167</meta:creation-date>
    <dc:date>2015-03-14T23:58:01.646460345</dc:date>
    <dc:creator>xi </dc:creator>
    <meta:editing-duration>P0D</meta:editing-duration>
    <meta:editing-cycles>1</meta:editing-cycles>
    <meta:document-statistic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094cm" svg:y="0.316cm" chart:style-name="ch2">
          <text:p>Histogram of Flatness w.r.t Bumpiness</text:p>
        </chart:title>
        <chart:plot-area chart:style-name="ch3" chart:data-source-has-labels="both" svg:x="1.331cm" svg:y="1.301cm" svg:width="14.349cm" svg:height="6.538cm">
          <chartooo:coordinate-region svg:x="1.331cm" svg:y="1.301cm" svg:width="14.349cm" svg:height="6.538cm"/>
          <chart:axis chart:dimension="x" chart:name="primary-x" chart:style-name="ch4" chartooo:axis-type="auto">
            <chartooo:date-scale/>
            <chart:title svg:x="7.641cm" svg:y="8.019cm" chart:style-name="ch5">
              <text:p>Bumpiness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236cm" chart:style-name="ch7">
              <text:p>Flatnes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bar"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4">
                <text:p>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